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1mm"/>
    </style:style>
    <style:style style:name="co2" style:family="table-column">
      <style:table-column-properties fo:break-before="auto" style:column-width="152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2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ce3" style:family="table-cell" style:parent-style-name="Default">
      <style:text-properties fo:color="#2a00ff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00ff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что делает</text:p>
          </table:table-cell>
          <table:table-cell table:style-name="ce1" office:value-type="string" calcext:value-type="string">
            <text:p>Реализован</text:p>
          </table:table-cell>
          <table:table-cell/>
        </table:table-row>
        <table:table-row table:style-name="ro1">
          <table:table-cell table:style-name="ce2" office:value-type="string" calcext:value-type="string">
            <text:p>/getGoodsByCategory</text:p>
          </table:table-cell>
          <table:table-cell office:value-type="string" calcext:value-type="string">
            <text:p>принимает параметр категория, возвращает массив товаров данной категории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/login</text:p>
          </table:table-cell>
          <table:table-cell office:value-type="string" calcext:value-type="string">
            <text:p>принимает параметры login и password возвращает объект Client</text:p>
          </table:table-cell>
          <table:table-cell/>
          <table:table-cell office:value-type="string" calcext:value-type="string">
            <text:p>+|- - русские символы не в той кодировке</text:p>
          </table:table-cell>
        </table:table-row>
        <table:table-row table:style-name="ro1">
          <table:table-cell office:value-type="string" calcext:value-type="string">
            <text:p>/processOrder</text:p>
          </table:table-cell>
          <table:table-cell office:value-type="string" calcext:value-type="string">
            <text:p>принимает массив объектов Good, с дополнительным полем number, оформляет зака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createGood</text:p>
          </table:table-cell>
          <table:table-cell office:value-type="string" calcext:value-type="string">
            <text:p>принимает объект типа good и файл картинки, сохраняет объект в бд, а картинку в папку</text:p>
          </table:table-cell>
          <table:table-cell/>
          <table:table-cell office:value-type="string" calcext:value-type="string">
            <text:p>+|- = картинку будем загружать если заняться нечем будет =)</text:p>
          </table:table-cell>
        </table:table-row>
        <table:table-row table:style-name="ro1">
          <table:table-cell office:value-type="string" calcext:value-type="string">
            <text:p>/deleteGood</text:p>
          </table:table-cell>
          <table:table-cell office:value-type="string" calcext:value-type="string">
            <text:p>принимает параметр idGood и удаляет из бд соответсвующий товар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/updateGood</text:p>
          </table:table-cell>
          <table:table-cell office:value-type="string" calcext:value-type="string">
            <text:p>принимает новый объект Good и выполняет обновление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/getGoodsByCategoryWithProividerName</text:p>
          </table:table-cell>
          <table:table-cell office:value-type="string" calcext:value-type="string">
            <text:p>то же что и <text:span text:style-name="T1">/getGoodsByCategory но вместо id провайдера его название</text:span>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>
            <text:p>/getAllGoods</text:p>
          </table:table-cell>
          <table:table-cell office:value-type="string" calcext:value-type="string">
            <text:p>возвращает все товары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>
            <text:p>/getAllGoodsWithProviderName</text:p>
          </table:table-cell>
          <table:table-cell office:value-type="string" calcext:value-type="string">
            <text:p>то же что и <text:span text:style-name="T1">/getAllGoods но вместо id провайдера его название</text:span>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>
            <text:p>/getAllCategories</text:p>
          </table:table-cell>
          <table:table-cell office:value-type="string" calcext:value-type="string">
            <text:p>возвращает все категории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>
            <text:p>/getAllProviders</text:p>
          </table:table-cell>
          <table:table-cell office:value-type="string" calcext:value-type="string">
            <text:p>возвращает всех провайдеров</text:p>
          </table:table-cell>
          <table:table-cell office:value-type="string" calcext:value-type="string">
            <text:p>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.00.0000</text:date>, <text:time style:data-style-name="N2" text:time-value="22:51:22.8501153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8:30:44.538000000</meta:creation-date>
    <dc:date>2016-04-10T00:36:56.904737465</dc:date>
    <meta:editing-duration>PT47M45S</meta:editing-duration>
    <meta:editing-cycles>5</meta:editing-cycles>
    <meta:generator>LibreOffice/5.0.2.2$Linux_X86_64 LibreOffice_project/00m0$Build-2</meta:generator>
    <meta:document-statistic meta:table-count="1" meta:cell-count="35" meta:object-count="0"/>
  </office:meta>
</office:document-meta>
</file>